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assine</text:p>
          </table:table-cell>
          <table:table-cell office:value-type="string" calcext:value-type="string">
            <text:p>rihani</text:p>
          </table:table-cell>
          <table:table-cell office:value-type="string" calcext:value-type="string">
            <text:p><text:a xlink:href="mailto:yassineRih@gmail.com" xlink:type="simple">yassineRih@gmail.com</text:a>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ecanci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ssan</text:p>
          </table:table-cell>
          <table:table-cell office:value-type="string" calcext:value-type="string">
            <text:p>souissie</text:p>
          </table:table-cell>
          <table:table-cell office:value-type="string" calcext:value-type="string">
            <text:p><text:a xlink:href="mailto:hassansouissie@gmail.com" xlink:type="simple">hassansouissie@gmail.com</text:a>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employe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ef</text:p>
          </table:table-cell>
          <table:table-cell office:value-type="string" calcext:value-type="string">
            <text:p>turki</text:p>
          </table:table-cell>
          <table:table-cell office:value-type="string" calcext:value-type="string">
            <text:p><text:a xlink:href="mailto:AtefTurki@gmail.com" xlink:type="simple">AtefTurki@gmail.com</text:a>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employee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8">00/00/0000</text:date>, <text:time style:data-style-name="N2" text:time-value="08:47:05.5672028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7:04:54.590281341</meta:creation-date>
    <dc:date>2019-11-08T08:50:06.311124230</dc:date>
    <meta:editing-duration>PT4M54S</meta:editing-duration>
    <meta:editing-cycles>2</meta:editing-cycles>
    <meta:generator>LibreOffice/6.0.7.3$Linux_X86_64 LibreOffice_project/00m0$Build-3</meta:generator>
    <meta:document-statistic meta:table-count="1" meta:cell-count="18" meta:object-count="0"/>
  </office:meta>
</office:document-meta>
</file>